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 style:list-style-name="L2">
      <style:paragraph-properties style:writing-mode="lr-tb"/>
    </style:style>
    <style:style style:name="P3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4" style:family="paragraph" style:parent-style-name="Standard">
      <style:text-properties officeooo:rsid="00018708" officeooo:paragraph-rsid="00018708"/>
    </style:style>
    <style:style style:name="P5" style:family="paragraph" style:parent-style-name="Standard">
      <style:text-properties officeooo:paragraph-rsid="00018708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T1" style:family="text">
      <style:text-properties officeooo:rsid="0001870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i</text:span>s it possible that the line addr[offset + 2] = (char)0xFF; </text:p>
      <text:p text:style-name="P5">works in my windows laptopp as</text:p>
      <text:p text:style-name="P5"><text:span text:style-name="T1">a</text:span>ddr[offset + 2] = 255; if so, why?</text:p>
      <text:h text:style-name="Heading_20_6" text:outline-level="6"/>
      <text:p text:style-name="Text_20_body">Yes—that line can compile fine on your WSL setup as</text:p>
      <text:p text:style-name="P1"><text:span text:style-name="Source_20_Text">addr[offset + 2] = 255;</text:span></text:p>
      <text:p text:style-name="Text_20_body">because of one (or both) of these platform/compiler differences:</text:p>
      <text:list xml:id="list181496759" text:style-name="L1">
        <text:list-item>
          <text:p text:style-name="P6"><text:span text:style-name="Strong_20_Emphasis">Signedness of </text:span><text:span text:style-name="Strong_20_Emphasis"><text:span text:style-name="Source_20_Text">char</text:span></text:span><text:span text:style-name="Strong_20_Emphasis"> is implementation-defined</text:span></text:p>
          <text:list>
            <text:list-item>
              <text:p text:style-name="P6">On many Windows toolchains (e.g. MSVC), plain <text:span text:style-name="Source_20_Text">char</text:span> is <text:span text:style-name="Strong_20_Emphasis">unsigned</text:span>, so its range is 0…255. Assigning the literal <text:span text:style-name="Source_20_Text">255</text:span> fits perfectly, so no warning or error.</text:p>
            </text:list-item>
            <text:list-item>
              <text:p text:style-name="P6">On Linux (including macOS’s Clang/GCC), plain <text:span text:style-name="Source_20_Text">char</text:span> defaults to <text:span text:style-name="Strong_20_Emphasis">signed</text:span> (–128…127), so <text:span text:style-name="Source_20_Text">255</text:span> is out of range and triggers <text:span text:style-name="Source_20_Text">-Wconstant-conversion</text:span>.</text:p>
            </text:list-item>
          </text:list>
        </text:list-item>
        <text:list-item>
          <text:p text:style-name="P6"><text:span text:style-name="Strong_20_Emphasis">Warning vs. error settings</text:span></text:p>
          <text:list>
            <text:list-item>
              <text:p text:style-name="P6">In your WSL environment you probably weren’t compiling with <text:span text:style-name="Source_20_Text">-Werror</text:span>, so even if you did get a warning it didn’t stop the build.</text:p>
            </text:list-item>
            <text:list-item>
              <text:p text:style-name="P6">On your Mac you have <text:span text:style-name="Source_20_Text">-Werror</text:span> enabled and Clang’s <text:span text:style-name="Source_20_Text">-Wconstant-conversion</text:span> turned on by default, so it becomes a fatal error.</text:p>
            </text:list-item>
          </text:list>
        </text:list-item>
      </text:list>
      <text:p text:style-name="Text_20_body">At <text:span text:style-name="Strong_20_Emphasis">runtime</text:span> it behaves the same either way: the byte <text:span text:style-name="Source_20_Text">0xFF</text:span> is written into the buffer. The only difference is whether the compiler complains (and how strictly) about putting an out-of-signed-char-range literal into a <text:span text:style-name="Source_20_Text">char</text:span>.</text:p>
      <text:h text:style-name="Heading_20_5" text:outline-level="5">Tú dijiste:</text:h>
      <text:p text:style-name="Text_20_body">ok, so since im going to be evaluated for this project in this Mac computer that works on Distributor ID: Ubuntu Description: Ubuntu 22.04.4 LTS Release: 22.04 Codename: jammy what do you recommend me to avoid in my code so it works fine in this Mac machine</text:p>
      <text:p text:style-name="Text_20_body"/>
      <text:p text:style-name="Text_20_body">On that mac/Ubuntu setup you’ll be building with <text:span text:style-name="Source_20_Text">-Wall -Wextra -Werror</text:span> and Clang’s defaults, so steer clear of anything that trips a warning. In practice that means:</text:p>
      <text:list xml:id="list2284708522" text:style-name="L2">
        <text:list-item>
          <text:p text:style-name="P7"><text:span text:style-name="Strong_20_Emphasis">Use </text:span><text:span text:style-name="Strong_20_Emphasis"><text:span text:style-name="Source_20_Text">unsigned char *</text:span></text:span><text:span text:style-name="Strong_20_Emphasis"> for your image buffer</text:span></text:p>
          <text:p text:style-name="P3"><text:span text:style-name="Source_20_Text">unsigned char *data = (unsigned char*)mlx_get_data_addr(…);</text:span></text:p>
          <text:p text:style-name="P7">so your 0–255 colour bytes never overflow a signed <text:span text:style-name="Source_20_Text">char</text:span>.</text:p>
        </text:list-item>
        <text:list-item>
          <text:p text:style-name="P7"><text:span text:style-name="Strong_20_Emphasis">Always declare your helpers before use</text:span><text:line-break/>Put</text:p>
          <text:p text:style-name="P2"><text:span text:style-name="Source_20_Text">void put_pixel(unsigned char *addr, int x, int y, int colour,</text:span></text:p>
          <text:p text:style-name="P3"><text:span text:style-name="Source_20_Text"><text:s text:c="15"/>int line_len, int bpp);</text:span></text:p>
          <text:p text:style-name="P7">in <text:span text:style-name="Source_20_Text">fractol.h</text:span> (or above <text:span text:style-name="Source_20_Text">main</text:span>). No more implicit‐declaration errors.</text:p>
        </text:list-item>
        <text:list-item>
          <text:p text:style-name="P7"><text:soft-page-break/><text:span text:style-name="Strong_20_Emphasis">Don’t leave unused parameters or variables</text:span><text:line-break/>Either use them (e.g. actually read your <text:span text:style-name="Source_20_Text">colour</text:span> arg) or explicitly drop them with <text:span text:style-name="Source_20_Text">(void)unused;</text:span>.</text:p>
        </text:list-item>
        <text:list-item>
          <text:p text:style-name="P7"><text:span text:style-name="Strong_20_Emphasis">Write portable keycodes</text:span><text:line-break/>On macOS under MLX ESC is 53, arrows are 123–126. Don’t rely on Linux’s 65307 etc.</text:p>
        </text:list-item>
        <text:list-item>
          <text:p text:style-name="P7"><text:span text:style-name="Strong_20_Emphasis">Check your MLX calls for </text:span><text:span text:style-name="Strong_20_Emphasis"><text:span text:style-name="Source_20_Text">NULL</text:span></text:span><text:line-break/>Always verify <text:span text:style-name="Source_20_Text">mlx_init()</text:span>, <text:span text:style-name="Source_20_Text">mlx_new_window()</text:span>, <text:span text:style-name="Source_20_Text">mlx_new_image()</text:span> succeeded before continuing.</text:p>
        </text:list-item>
      </text:list>
      <text:p text:style-name="Text_20_body">Following those rules will keep your build clean and your code portable to that evaluator’s Mac machine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1:18:16.737376264</meta:creation-date>
    <dc:date>2025-05-21T11:19:17.428043438</dc:date>
    <meta:editing-duration>PT1M1S</meta:editing-duration>
    <meta:editing-cycles>1</meta:editing-cycles>
    <meta:document-statistic meta:table-count="0" meta:image-count="0" meta:object-count="0" meta:page-count="2" meta:paragraph-count="27" meta:word-count="403" meta:character-count="2374" meta:non-whitespace-character-count="2002"/>
    <meta:generator>LibreOffice/7.3.7.2$Linux_X86_64 LibreOffice_project/30$Build-2</meta:generator>
  </office:meta>
</office:document-meta>
</file>